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0434000006FDC084F867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er_20_right">
      <style:paragraph-properties fo:margin-top="0.3cm" fo:margin-bottom="0cm"/>
    </style:style>
    <style:style style:name="P10" style:family="paragraph" style:parent-style-name="Subject">
      <style:text-properties style:text-underline-style="none"/>
    </style:style>
    <style:style style:name="P11" style:family="paragraph" style:parent-style-name="Date" style:master-page-name="First_20_Page">
      <style:paragraph-properties style:page-number="auto"/>
    </style:style>
    <style:style style:name="P12" style:family="paragraph">
      <style:paragraph-properties fo:text-align="center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style:run-through="foreground" style:wrap="run-through" style:number-wrapped-paragraphs="no-limit" style:vertical-pos="from-top" style:vertical-rel="page" style:horizontal-pos="right" style:horizontal-rel="page-content" fo:padding="0cm" fo:border="none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EET" text:name="STREET"/>
        <text:user-field-decl office:value-type="string" office:string-value="CITY" text:name="CITY"/>
        <text:user-field-decl office:value-type="string" office:string-value="ZIPCODE" text:name="ZIPCODE"/>
        <text:user-field-decl office:value-type="string" office:string-value="NUMBER" text:name="NUMBER"/>
        <text:user-field-decl office:value-type="string" office:string-value="EXTRA" text:name="EXTRA"/>
        <text:user-field-decl office:value-type="string" office:string-value="NAME" text:name="NAME"/>
        <text:user-field-decl office:value-type="string" office:string-value="COUNTRY" text:name="COUNTRY"/>
        <text:user-field-decl office:value-type="string" office:string-value="FROM_NAME" text:name="FROM_NAME"/>
        <text:user-field-decl office:value-type="string" office:string-value="FROM_PHONE" text:name="FROM_PHONE"/>
        <text:user-field-decl office:value-type="string" office:string-value="FROM_EMAIL" text:name="FROM_EMAIL"/>
        <text:user-field-decl office:value-type="string" office:string-value="CONTRACT_NAME" text:name="CONTRACT_NAME"/>
        <text:user-field-decl office:value-type="string" office:string-value="CANCELLATION_DATE" text:name="CANCELLATION_DATE"/>
        <text:user-field-decl office:value-type="string" office:string-value="TODAY" text:name="TODAY"/>
        <text:user-field-decl office:value-type="string" office:string-value="FROM_STREET" text:name="FROM_STREET"/>
        <text:user-field-decl office:value-type="string" office:string-value="FROM_NUMBER" text:name="FROM_NUMBER"/>
        <text:user-field-decl office:value-type="string" office:string-value="FROM_EXTRA" text:name="FROM_EXTRA"/>
        <text:user-field-decl office:value-type="string" office:string-value="FROM_ZIPCODE" text:name="FROM_ZIPCODE"/>
        <text:user-field-decl office:value-type="string" office:string-value="FROM_CITY" text:name="FROM_CITY"/>
        <text:user-field-decl office:value-type="string" office:string-value="FROM_STATE" text:name="FROM_STATE"/>
        <text:user-field-decl office:value-type="string" office:string-value="FROM_COUNTRY" text:name="FROM_COUNTRY"/>
      </text:user-field-decls>
      <draw:frame draw:style-name="fr1" draw:name="Receiver Address" text:anchor-type="page" text:anchor-page-number="1" svg:x="2.14cm" svg:y="5.015cm" svg:width="7.444cm" draw:z-index="0">
        <draw:text-box fo:min-height="2.512cm">
          <text:p text:style-name="Standard"><text:user-field-get text:name="NAME">NAME</text:user-field-get></text:p>
          <text:p text:style-name="Standard"><text:user-field-get text:name="STREET">STREET</text:user-field-get> <text:user-field-get text:name="NUMBER">NUMBER</text:user-field-get></text:p>
          <text:p text:style-name="Standard"><text:user-field-get text:name="EXTRA">EXTRA</text:user-field-get></text:p>
          <text:p text:style-name="Standard"><text:user-field-get text:name="ZIPCODE">ZIPCODE</text:user-field-get> <text:user-field-get text:name="CITY">CITY</text:user-field-get></text:p>
          <text:p text:style-name="Standard"><text:user-field-get text:name="COUNTRY">COUNTRY</text:user-field-get></text:p>
        </draw:text-box>
      </draw:frame>
      <draw:frame draw:style-name="fr2" draw:name="Sender Address Repeated" text:anchor-type="page" text:anchor-page-number="1" svg:x="2.14cm" svg:y="4.517cm" svg:width="7.415cm" draw:z-index="1">
        <draw:text-box fo:min-height="0.499cm">
          <text:section text:style-name="Sect1" text:name="Sender Address Repeated">
            <text:p text:style-name="P2"><text:user-field-get text:name="FROM_NAME">FROM_NAME</text:user-field-get>, 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</text:section>
          <text:p text:style-name="P3"/>
        </draw:text-box>
      </draw:frame>
      <draw:frame draw:style-name="fr3" draw:name="Sender Address" text:anchor-type="page" text:anchor-page-number="1" svg:y="1cm" svg:width="9.999cm" draw:z-index="2">
        <draw:text-box fo:min-height="3cm">
          <text:section text:style-name="Sect1" text:name="Sender Address">
            <text:p text:style-name="Heading"><draw:frame draw:style-name="fr5" draw:name="Lines 2" text:anchor-type="paragraph" svg:x="0cm" svg:y="0.594cm" svg:width="1.074cm" svg:height="1.789cm" draw:z-index="7"><draw:image xlink:href="Pictures/2000000D00000434000006FDC084F867.svm" xlink:type="simple" xlink:show="embed" xlink:actuate="onLoad"/></draw:frame><text:user-field-get text:name="FROM_NAME">FROM_NAME</text:user-field-get></text:p>
            <text:p text:style-name="Header_20_right">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  <text:p text:style-name="P9"><text:span text:style-name="T1">☎</text:span> <text:user-field-get text:name="FROM_PHONE">FROM_PHONE</text:user-field-get></text:p>
            <text:p text:style-name="Header_20_right"><text:user-field-get text:name="FROM_EMAIL">FROM_EMAIL</text:user-field-get></text:p>
          </text:section>
          <text:p text:style-name="Header_20_right"/>
        </draw:text-box>
      </draw:frame>
      <draw:frame draw:style-name="fr4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4"><draw:line text:anchor-type="paragraph" draw:z-index="4" draw:style-name="gr1" draw:text-style-name="P12" svg:x1="0cm" svg:y1="10.5cm" svg:x2="0.75cm" svg:y2="10.5cm"><text:p/></draw:line><draw:line text:anchor-type="paragraph" draw:z-index="5" draw:style-name="gr1" draw:text-style-name="P12" svg:x1="0cm" svg:y1="21.001cm" svg:x2="0.75cm" svg:y2="21.001cm"><text:p/></draw:line><draw:line text:anchor-type="paragraph" draw:z-index="6" draw:style-name="gr1" draw:text-style-name="P12" svg:x1="0.25cm" svg:y1="14.85cm" svg:x2="0.749cm" svg:y2="14.85cm"><text:p/></draw:line></text:p>
          </text:section>
          <text:p text:style-name="P4"/>
        </draw:text-box>
      </draw:frame>
      <text:p text:style-name="P11"/>
      <text:p text:style-name="Date"/>
      <text:p text:style-name="Date"><text:user-field-get text:name="TODAY">TODAY</text:user-field-get></text:p>
      <text:section text:style-name="Sect1" text:name="Subject Line">
        <text:p text:style-name="P10">Betreff: Kündigung des Vertrags <text:user-field-get text:name="CONTRACT_NAME">CONTRACT_NAME</text:user-field-get></text:p>
      </text:section>
      <text:p text:style-name="Opening">Sehr geehrte Damen und Herren,</text:p>
      <text:p text:style-name="Text_20_body">hiermit kündige ich den Vertrag <text:user-field-get text:name="CONTRACT_NAME">CONTRACT_NAME</text:user-field-get> fristgerecht zum <text:user-field-get text:name="CANCELLATION_DATE">CANCELLATION_DATE</text:user-field-get>, hilfsweise zum nächsten zulässigen Zeitpunkt.</text:p>
      <text:p text:style-name="Text_20_body">Bitte senden Sie mir eine schriftliche Bestätigung der Kündigung zu.</text:p>
      <text:p text:style-name="P5">Mit freundlichen Grüßen</text:p>
      <text:p text:style-name="P6"><text:user-field-get text:name="FROM_NAME">FROM_NAME</text:user-field-ge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size="11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keep-with-next="always"/>
      <style:text-properties style:font-name="Thorndale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lbany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style:font-name="Thorndale1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/>
    </style:style>
    <style:style style:name="Subject" style:family="paragraph" style:parent-style-name="Standard" style:next-style-name="Text_20_body">
      <style:paragraph-properties fo:margin-top="0.63cm" fo:margin-bottom="0.63cm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1.499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C084F867.svm" xlink:type="simple" xlink:show="embed" xlink:actuate="onLoad"/></draw:frame><text:sender-firstname>Jan</text:sender-firstname> <text:sender-lastname>Rieke</text:sender-lastname></text:p>
        <text:p text:style-name="Header_20_right"><text:sender-street/>, <text:sender-postal-code/> <text:sender-city/></text:p>
        <text:p text:style-name="Header_20_left">Seite <text:page-number text:select-page="current">1</text:page-number>/<text:page-count>1</text:page-count></text:p>
      </style:header>
      <style:footer>
        <text:p text:style-name="Footer"/>
        <text:p text:style-name="MP1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/<text:page-count>1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escription>Eleganter offizieller Privatbrief mit Serifenschrift. Vorlage am 15.10.10 mit dem Brief-Assistent erstellt.</dc:description>
    <meta:creation-date>2010-11-15T13:55:51.13</meta:creation-date>
    <dc:language>en-US</dc:language>
    <meta:editing-cycles>16</meta:editing-cycles>
    <meta:editing-duration>PT17H37M20S</meta:editing-duration>
    <dc:title>Brief</dc:title>
    <meta:initial-creator>Jan Rieke</meta:initial-creator>
    <dc:date>2010-12-23T00:34:37.49</dc:date>
    <dc:creator>Jan Rieke</dc:creator>
    <meta:document-statistic meta:table-count="0" meta:image-count="2" meta:object-count="0" meta:page-count="1" meta:paragraph-count="22" meta:word-count="66" meta:character-count="512"/>
    <meta:user-defined meta:name="Info 0"/>
    <meta:user-defined meta:name="Info 1"/>
    <meta:user-defined meta:name="Info 2"/>
    <meta:user-defined meta:name="Info 3"/>
    <meta:template xlink:type="simple" xlink:actuate="onRequest" xlink:title="Brief" xlink:href="file:///C:/Users/Jan%20Rieke/AppData/Roaming/OpenOffice.org/3/user/template/myLetterTemplate.ott" meta:date="2010-11-15T13:55:51"/>
  </office:meta>
</office:document-meta>
</file>